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20pt" style:font-size-asian="20pt" style:font-size-complex="20pt"/>
    </style:style>
    <style:style style:name="P3" style:family="paragraph" style:parent-style-name="Standard">
      <style:text-properties style:font-name="Courier" fo:font-size="16pt" style:font-size-asian="16pt" style:font-size-complex="16pt"/>
    </style:style>
    <style:style style:name="P4" style:family="paragraph" style:parent-style-name="Standard">
      <style:text-properties style:font-name="Courier" fo:font-size="16pt" style:font-size-asian="16pt" style:font-size-complex="16pt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way In a Manger</text:p>
      <text:p text:style-name="P1"/>
      <text:p text:style-name="P3">Away in a manger,</text:p>
      <text:p text:style-name="P3">No crib for a bed,</text:p>
      <text:p text:style-name="P3">The little Lord Jesus</text:p>
      <text:p text:style-name="P3">Laid down His sweet head;</text:p>
      <text:p text:style-name="P3">The stars in the sky</text:p>
      <text:p text:style-name="P3">Looked down where He lay,</text:p>
      <text:p text:style-name="P3">The little Lord Jesus,</text:p>
      <text:p text:style-name="P3">Asleep on the hay.</text:p>
      <text:p text:style-name="P3"/>
      <text:p text:style-name="P3">The cattle are lowing</text:p>
      <text:p text:style-name="P3">The bady awakes.</text:p>
      <text:p text:style-name="P3">But little Lord Jesus,</text:p>
      <text:p text:style-name="P3">No crying He makes;</text:p>
      <text:p text:style-name="P3">I love Thee, Lord Jesus!</text:p>
      <text:p text:style-name="P3">Look down from the sky,</text:p>
      <text:p text:style-name="P3">And stay by my cradle,</text:p>
      <text:p text:style-name="P3">Till morning is nigh.</text:p>
      <text:p text:style-name="P3"/>
      <text:p text:style-name="P3">Be near me, Lord Jesus,</text:p>
      <text:p text:style-name="P3">I ask Thee to stay</text:p>
      <text:p text:style-name="P3">Close by me forever me,</text:p>
      <text:p text:style-name="P3">And love me, I pray;</text:p>
      <text:p text:style-name="P3">Bless all the dear children</text:p>
      <text:p text:style-name="P3">In Thy tender care,</text:p>
      <text:p text:style-name="P3">Prepare us for heaven,</text:p>
      <text:p text:style-name="P3">To live with Thee there.</text:p>
      <text:p text:style-name="P3"><text:span text:style-name="T1"/></text:p>
      <text:p text:style-name="P3"/>
      <text:p text:style-name="P3">Composer: James R. Murray (1841-1905)</text:p>
      <text:p text:style-name="P3">Lyricist: Stanza 1 and 2 – author unknown</text:p>
      <text:p text:style-name="P3"><text:tab/>Stanza 3 – John Thomas McFarland (1851-191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02T08:03:49</meta:creation-date>
    <meta:editing-duration>PT8M5S</meta:editing-duration>
    <meta:editing-cycles>3</meta:editing-cycles>
    <meta:generator>OpenOffice/4.1.5$Unix OpenOffice.org_project/415m1$Build-9789</meta:generator>
    <meta:initial-creator>Hank Warren</meta:initial-creator>
    <dc:date>2018-12-02T08:11:53</dc:date>
    <dc:creator>Hank Warren</dc:creator>
    <meta:document-statistic meta:table-count="0" meta:image-count="0" meta:object-count="0" meta:page-count="1" meta:paragraph-count="28" meta:word-count="132" meta:character-count="649"/>
    <meta:template xlink:type="simple" xlink:actuate="onRequest" xlink:title="TubaHymn" xlink:href="../../../../Library/Application%20Support/OpenOffice/4/user/template/TubaHymn.ott" meta:date="2018-12-02T08:03:48"/>
  </office:meta>
</office:document-meta>
</file>